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0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104" style:family="table-cell" style:parent-style-name="Default" style:data-style-name="N130">
      <style:map style:condition="cell-content()&gt;[.E13]*1.25" style:apply-style-name="Good" style:base-cell-address="Sheet1.J13"/>
    </style:style>
    <style:style style:name="ce105" style:family="table-cell" style:parent-style-name="Default" style:data-style-name="N130">
      <style:map style:condition="cell-content()&gt;[.E18]*1.25" style:apply-style-name="Good" style:base-cell-address="Sheet1.J18"/>
    </style:style>
    <style:style style:name="ce106" style:family="table-cell" style:parent-style-name="Default" style:data-style-name="N130">
      <style:map style:condition="cell-content()&gt;[.E20]*1.25" style:apply-style-name="Good" style:base-cell-address="Sheet1.J20"/>
    </style:style>
    <style:style style:name="ce107" style:family="table-cell" style:parent-style-name="Default" style:data-style-name="N130">
      <style:map style:condition="cell-content()&gt;[.E21]*1.25" style:apply-style-name="Good" style:base-cell-address="Sheet1.J21"/>
    </style:style>
    <style:style style:name="ce108" style:family="table-cell" style:parent-style-name="Default" style:data-style-name="N130">
      <style:map style:condition="cell-content()&gt;[.E22]*1.25" style:apply-style-name="Good" style:base-cell-address="Sheet1.J22"/>
    </style:style>
    <style:style style:name="ce109" style:family="table-cell" style:parent-style-name="Default" style:data-style-name="N130">
      <style:map style:condition="cell-content()&gt;[.E24]*1.25" style:apply-style-name="Good" style:base-cell-address="Sheet1.J24"/>
    </style:style>
    <style:style style:name="ce110" style:family="table-cell" style:parent-style-name="Default" style:data-style-name="N130">
      <style:map style:condition="cell-content()&gt;[.E25]*1.25" style:apply-style-name="Good" style:base-cell-address="Sheet1.J25"/>
    </style:style>
    <style:style style:name="ce103" style:family="table-cell" style:parent-style-name="Default" style:data-style-name="N130">
      <style:map style:condition="cell-content()&gt;[.E32]*1.25" style:apply-style-name="Good" style:base-cell-address="Sheet1.J32"/>
    </style:style>
    <style:style style:name="ce112" style:family="table-cell" style:parent-style-name="Default" style:data-style-name="N130">
      <style:map style:condition="cell-content()&gt;[.E33]*1.25" style:apply-style-name="Good" style:base-cell-address="Sheet1.J33"/>
    </style:style>
    <style:style style:name="ce119" style:family="table-cell" style:parent-style-name="Default" style:data-style-name="N130">
      <style:map style:condition="cell-content()&gt;[.E34] * 1.25" style:apply-style-name="Good" style:base-cell-address="Sheet1.J34"/>
    </style:style>
    <style:style style:name="ce120" style:family="table-cell" style:parent-style-name="Default" style:data-style-name="N130">
      <style:map style:condition="cell-content()&gt;[.E35] * 1.25" style:apply-style-name="Good" style:base-cell-address="Sheet1.J35"/>
    </style:style>
    <style:style style:name="ce121" style:family="table-cell" style:parent-style-name="Default" style:data-style-name="N130">
      <style:map style:condition="cell-content()&gt;[.E36] *1.25" style:apply-style-name="Good" style:base-cell-address="Sheet1.J36"/>
    </style:style>
    <style:style style:name="ce102" style:family="table-cell" style:parent-style-name="Default" style:data-style-name="N130">
      <style:map style:condition="cell-content()&gt;[.E37] * 1.25" style:apply-style-name="Good" style:base-cell-address="Sheet1.J37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38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42" style:family="table-cell" style:parent-style-name="Default" style:data-style-name="N130">
      <style:map style:condition="cell-content()&gt;0" style:apply-style-name="Bad" style:base-cell-address="Sheet1.K13"/>
    </style:style>
    <style:style style:name="ce143" style:family="table-cell" style:parent-style-name="Default" style:data-style-name="N130">
      <style:map style:condition="cell-content()&gt;0" style:apply-style-name="Bad" style:base-cell-address="Sheet1.K18"/>
    </style:style>
    <style:style style:name="ce144" style:family="table-cell" style:parent-style-name="Default" style:data-style-name="N130">
      <style:map style:condition="cell-content()&gt;0" style:apply-style-name="Bad" style:base-cell-address="Sheet1.K20"/>
    </style:style>
    <style:style style:name="ce145" style:family="table-cell" style:parent-style-name="Default" style:data-style-name="N130">
      <style:map style:condition="cell-content()&gt;0" style:apply-style-name="Bad" style:base-cell-address="Sheet1.K21"/>
    </style:style>
    <style:style style:name="ce146" style:family="table-cell" style:parent-style-name="Default" style:data-style-name="N130">
      <style:map style:condition="cell-content()&gt;0" style:apply-style-name="Bad" style:base-cell-address="Sheet1.K22"/>
    </style:style>
    <style:style style:name="ce147" style:family="table-cell" style:parent-style-name="Default" style:data-style-name="N130">
      <style:map style:condition="cell-content()&gt;0" style:apply-style-name="Bad" style:base-cell-address="Sheet1.K24"/>
    </style:style>
    <style:style style:name="ce139" style:family="table-cell" style:parent-style-name="Default" style:data-style-name="N130">
      <style:map style:condition="cell-content()&gt;0" style:apply-style-name="Bad" style:base-cell-address="Sheet1.K32"/>
    </style:style>
    <style:style style:name="ce133" style:family="table-cell" style:parent-style-name="Default" style:data-style-name="N130">
      <style:map style:condition="cell-content()&gt;0" style:apply-style-name="Bad" style:base-cell-address="Sheet1.K33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66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30">
      <style:map style:condition="cell-content()&gt;0" style:apply-style-name="Bad" style:base-cell-address="Sheet1.L13"/>
    </style:style>
    <style:style style:name="ce174" style:family="table-cell" style:parent-style-name="Default" style:data-style-name="N130">
      <style:map style:condition="cell-content()&gt;0" style:apply-style-name="Bad" style:base-cell-address="Sheet1.L18"/>
    </style:style>
    <style:style style:name="ce175" style:family="table-cell" style:parent-style-name="Default" style:data-style-name="N130">
      <style:map style:condition="cell-content()&gt;0" style:apply-style-name="Bad" style:base-cell-address="Sheet1.L20"/>
    </style:style>
    <style:style style:name="ce176" style:family="table-cell" style:parent-style-name="Default" style:data-style-name="N130">
      <style:map style:condition="cell-content()&gt;0" style:apply-style-name="Bad" style:base-cell-address="Sheet1.L22"/>
    </style:style>
    <style:style style:name="ce177" style:family="table-cell" style:parent-style-name="Default" style:data-style-name="N130">
      <style:map style:condition="cell-content()&gt;0" style:apply-style-name="Bad" style:base-cell-address="Sheet1.L24"/>
    </style:style>
    <style:style style:name="ce178" style:family="table-cell" style:parent-style-name="Default" style:data-style-name="N130">
      <style:map style:condition="cell-content()&gt;0" style:apply-style-name="Bad" style:base-cell-address="Sheet1.L25"/>
    </style:style>
    <style:style style:name="ce167" style:family="table-cell" style:parent-style-name="Default" style:data-style-name="N130">
      <style:map style:condition="cell-content()&gt;0" style:apply-style-name="Bad" style:base-cell-address="Sheet1.L32"/>
    </style:style>
    <style:style style:name="ce157" style:family="table-cell" style:parent-style-name="Default" style:data-style-name="N130">
      <style:map style:condition="cell-content()&gt;0" style:apply-style-name="Bad" style:base-cell-address="Sheet1.L33"/>
    </style:style>
    <style:style style:name="ce159" style:family="table-cell" style:parent-style-name="Default" style:data-style-name="N130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33"/>
        <table:table-column table:style-name="co2" table:default-cell-style-name="ce15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065" calcext:value-type="float">
            <text:p>3.065</text:p>
          </table:table-cell>
          <table:table-cell table:style-name="ce22" office:value-type="percentage" office:value="0.0389" calcext:value-type="percentage">
            <text:p>3.89%</text:p>
          </table:table-cell>
          <table:table-cell table:style-name="ce26" office:value-type="float" office:value="235.33" calcext:value-type="float">
            <text:p>235.33</text:p>
          </table:table-cell>
          <table:table-cell table:style-name="ce22" office:value-type="percentage" office:value="0.8984" calcext:value-type="percentage">
            <text:p>89.8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72" calcext:value-type="float" table:number-columns-spanned="5" table:number-rows-spanned="1">
            <text:p>3.17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12" calcext:value-type="percentage" table:number-columns-spanned="5" table:number-rows-spanned="1">
            <text:p>5.1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31" calcext:value-type="percentage" table:number-columns-spanned="1" table:number-rows-spanned="3">
            <text:p>6.31%</text:p>
          </table:table-cell>
          <table:table-cell office:value-type="string" calcext:value-type="string">
            <text:p>洋河股份F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8.86" calcext:value-type="float">
            <text:p>78.86</text:p>
          </table:table-cell>
          <table:table-cell office:value-type="float" office:value="14.16" calcext:value-type="float">
            <text:p>14.16</text:p>
          </table:table-cell>
          <table:table-cell office:value-type="float" office:value="1188" calcext:value-type="float">
            <text:p>1188.00</text:p>
          </table:table-cell>
          <table:table-cell table:style-name="ce86" table:formula="of:=IF([.E6]&gt;0;[.F6]/[.E6]-1.0014;([.F6]-[.E6]))" office:value-type="percentage" office:value="-0.101441882402886" calcext:value-type="percentage">
            <text:p>-10.1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8.86" calcext:value-type="float">
            <text:p>78.86</text:p>
          </table:table-cell>
          <table:table-cell office:value-type="float" office:value="14.16" calcext:value-type="float">
            <text:p>14.16</text:p>
          </table:table-cell>
          <table:table-cell office:value-type="float" office:value="1188" calcext:value-type="float">
            <text:p>1188.00</text:p>
          </table:table-cell>
          <table:table-cell table:style-name="ce87" table:formula="of:=IF([.E7]&gt;0;[.F7]/[.E7]-1.0014;([.F7]-[.E7]))" office:value-type="percentage" office:value="-0.0718965759479497" calcext:value-type="percentage">
            <text:p>-7.1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8.86" calcext:value-type="float">
            <text:p>78.86</text:p>
          </table:table-cell>
          <table:table-cell office:value-type="float" office:value="14.16" calcext:value-type="float">
            <text:p>14.16</text:p>
          </table:table-cell>
          <table:table-cell office:value-type="float" office:value="1188" calcext:value-type="float">
            <text:p>1188.00</text:p>
          </table:table-cell>
          <table:table-cell table:style-name="ce90" table:formula="of:=IF([.E8]&gt;0;[.F8]/[.E8]-1.0014;([.F8]-[.E8]))" office:value-type="percentage" office:value="-0.483278901840821" calcext:value-type="percentage">
            <text:p>-48.3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2" calcext:value-type="percentage" table:number-columns-spanned="1" table:number-rows-spanned="2">
            <text:p>1.12%</text:p>
          </table:table-cell>
          <table:table-cell office:value-type="string" calcext:value-type="string">
            <text:p>路劲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-</text:p>
          </table:table-cell>
          <table:table-cell office:value-type="float" office:value="7.79" calcext:value-type="float">
            <text:p>7.79</text:p>
          </table:table-cell>
          <table:table-cell table:style-name="ce91" table:formula="of:=IF([.E9]&gt;0;[.F9]/[.E9]-1.0014;([.F9]-[.E9]))" office:value-type="percentage" office:value="-0.884493525179856" calcext:value-type="percentage">
            <text:p>-88.4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91" calcext:value-type="float">
            <text:p>9.91</text:p>
          </table:table-cell>
          <table:table-cell office:value-type="float" office:value="8.78" calcext:value-type="float">
            <text:p>8.78</text:p>
          </table:table-cell>
          <table:table-cell office:value-type="float" office:value="251.1" calcext:value-type="float">
            <text:p>251.10</text:p>
          </table:table-cell>
          <table:table-cell table:style-name="ce101" table:formula="of:=IF([.E10]&gt;0;[.F10]/[.E10]-1.0014;([.F10]-[.E10]))" office:value-type="percentage" office:value="-0.0468633018686188" calcext:value-type="percentage">
            <text:p>-4.6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民生银行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3" calcext:value-type="float">
            <text:p>4.13</text:p>
          </table:table-cell>
          <table:table-cell office:value-type="float" office:value="5.52" calcext:value-type="float">
            <text:p>5.52</text:p>
          </table:table-cell>
          <table:table-cell office:value-type="float" office:value="1808" calcext:value-type="float">
            <text:p>1808.00</text:p>
          </table:table-cell>
          <table:table-cell table:style-name="ce56" table:formula="of:=IF([.E11]&gt;0;[.F11]/[.E11]-1.0014;([.F11]-[.E11]))" office:value-type="percentage" office:value="-0.251036627906977" calcext:value-type="percentage">
            <text:p>-25.1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" calcext:value-type="percentage">
            <text:p>2.60%</text:p>
          </table:table-cell>
          <table:table-cell office:value-type="string" calcext:value-type="string">
            <text:p>新华保险H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6.45" calcext:value-type="float">
            <text:p>26.45</text:p>
          </table:table-cell>
          <table:table-cell office:value-type="float" office:value="3.71" calcext:value-type="float">
            <text:p>3.71</text:p>
          </table:table-cell>
          <table:table-cell office:value-type="float" office:value="825.1" calcext:value-type="float">
            <text:p>825.10</text:p>
          </table:table-cell>
          <table:table-cell table:style-name="ce58" table:formula="of:=IF([.E12]&gt;0;[.F12]/[.E12]-1.0014;([.F12]-[.E12]))" office:value-type="percentage" office:value="0.026143607474457" calcext:value-type="percentage">
            <text:p>2.6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4263" calcext:value-type="percentage" table:number-columns-spanned="1" table:number-rows-spanned="4">
            <text:p>42.63%</text:p>
          </table:table-cell>
          <table:table-cell office:value-type="string" calcext:value-type="string">
            <text:p>腾讯控股L</text:p>
          </table:table-cell>
          <table:table-cell office:value-type="percentage" office:value="0.1221" calcext:value-type="percentage">
            <text:p>12.21%</text:p>
          </table:table-cell>
          <table:table-cell office:value-type="float" office:value="370" calcext:value-type="float">
            <text:p>370.000</text:p>
          </table:table-cell>
          <table:table-cell office:value-type="float" office:value="517" calcext:value-type="float">
            <text:p>517</text:p>
          </table:table-cell>
          <table:table-cell office:value-type="float" office:value="24.97" calcext:value-type="float">
            <text:p>24.97</text:p>
          </table:table-cell>
          <table:table-cell office:value-type="float" office:value="47000" calcext:value-type="float">
            <text:p>47000.00</text:p>
          </table:table-cell>
          <table:table-cell table:style-name="ce74" table:formula="of:=IF([.E13]&gt;0;[.F13]/[.E13]-1.0014;([.F13]-[.E13]))" office:value-type="percentage" office:value="0.395897297297297" calcext:value-type="percentage">
            <text:p>39.59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42" table:formula="of:=IF([.F13]&lt;[.E13]*1.25; 0; [.J13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3" calcext:value-type="percentage">
            <text:p>17.30%</text:p>
          </table:table-cell>
          <table:table-cell office:value-type="float" office:value="330" calcext:value-type="float">
            <text:p>330.000</text:p>
          </table:table-cell>
          <table:table-cell office:value-type="float" office:value="517" calcext:value-type="float">
            <text:p>517</text:p>
          </table:table-cell>
          <table:table-cell office:value-type="float" office:value="24.97" calcext:value-type="float">
            <text:p>24.97</text:p>
          </table:table-cell>
          <table:table-cell office:value-type="float" office:value="47000" calcext:value-type="float">
            <text:p>47000.00</text:p>
          </table:table-cell>
          <table:table-cell table:style-name="ce74" table:formula="of:=IF([.E14]&gt;0;[.F14]/[.E14]-1.0014;([.F14]-[.E14]))" office:value-type="percentage" office:value="0.565266666666667" calcext:value-type="percentage">
            <text:p>56.53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42" table:formula="of:=IF([.F14]&lt;[.E14]*1.25; 0; [.J14]/1.25*0.92)" office:value-type="float" office:value="474.375" calcext:value-type="float">
            <text:p>474.375</text:p>
          </table:table-cell>
          <table:table-cell table:style-name="ce172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14" calcext:value-type="percentage">
            <text:p>8.14%</text:p>
          </table:table-cell>
          <table:table-cell office:value-type="float" office:value="370" calcext:value-type="float">
            <text:p>370.000</text:p>
          </table:table-cell>
          <table:table-cell office:value-type="float" office:value="517" calcext:value-type="float">
            <text:p>517</text:p>
          </table:table-cell>
          <table:table-cell office:value-type="float" office:value="24.97" calcext:value-type="float">
            <text:p>24.97</text:p>
          </table:table-cell>
          <table:table-cell office:value-type="float" office:value="47000" calcext:value-type="float">
            <text:p>47000.00</text:p>
          </table:table-cell>
          <table:table-cell table:style-name="ce74" table:formula="of:=IF([.E15]&gt;0;[.F15]/[.E15]-1.0014;([.F15]-[.E15]))" office:value-type="percentage" office:value="0.395897297297297" calcext:value-type="percentage">
            <text:p>39.59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42" table:formula="of:=IF([.F15]&lt;[.E15]*1.25; 0; [.J15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22.943" calcext:value-type="float">
            <text:p>22.943</text:p>
          </table:table-cell>
          <table:table-cell office:value-type="float" office:value="34.2" calcext:value-type="float">
            <text:p>34.2</text:p>
          </table:table-cell>
          <table:table-cell office:value-type="float" office:value="539.08" calcext:value-type="float">
            <text:p>539.08</text:p>
          </table:table-cell>
          <table:table-cell office:value-type="float" office:value="168" calcext:value-type="float">
            <text:p>168.00</text:p>
          </table:table-cell>
          <table:table-cell table:style-name="ce74" table:formula="of:=IF([.E16]&gt;0;[.F16]/[.E16]-1.0014;([.F16]-[.E16]))" office:value-type="percentage" office:value="0.489250743146058" calcext:value-type="percentage">
            <text:p>48.93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5.8484375" calcext:value-type="float">
            <text:p>35.848</text:p>
          </table:table-cell>
          <table:table-cell table:style-name="ce142" table:formula="of:=IF([.F16]&lt;[.E16]*1.25; 0; [.J16]/1.25*0.92)" office:value-type="float" office:value="26.38445" calcext:value-type="float">
            <text:p>26.384</text:p>
          </table:table-cell>
          <table:table-cell table:style-name="ce172" office:value-type="float" office:value="26.384" calcext:value-type="float">
            <text:p>26.384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8" calcext:value-type="percentage">
            <text:p>1.28%</text:p>
          </table:table-cell>
          <table:table-cell office:value-type="string" calcext:value-type="string">
            <text:p>微创医疗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-</text:p>
          </table:table-cell>
          <table:table-cell office:value-type="float" office:value="150.6" calcext:value-type="float">
            <text:p>150.60</text:p>
          </table:table-cell>
          <table:table-cell table:style-name="ce74" table:formula="of:=IF([.E17]&gt;0;[.F17]/[.E17]-1.0014;([.F17]-[.E17]))" office:value-type="percentage" office:value="-0.536747776510832" calcext:value-type="percentage">
            <text:p>-53.67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37" calcext:value-type="float">
            <text:p>1.437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0.0251752250321475" calcext:value-type="percentage">
            <text:p>2.52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0.6" calcext:value-type="float">
            <text:p>0.600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325266666666667" calcext:value-type="percentage">
            <text:p>32.53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9375" calcext:value-type="float">
            <text:p>0.938</text:p>
          </table:table-cell>
          <table:table-cell table:style-name="ce143" table:formula="of:=IF([.F19]&lt;[.E19]*1.25; 0; [.J19]/1.25*0.92)" office:value-type="float" office:value="0.69" calcext:value-type="float">
            <text:p>0.690</text:p>
          </table:table-cell>
          <table:table-cell table:style-name="ce174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72" calcext:value-type="float">
            <text:p>32.72</text:p>
          </table:table-cell>
          <table:table-cell office:value-type="float" office:value="49.68" calcext:value-type="float">
            <text:p>49.68</text:p>
          </table:table-cell>
          <table:table-cell office:value-type="float" office:value="814.2" calcext:value-type="float">
            <text:p>814.20</text:p>
          </table:table-cell>
          <table:table-cell table:style-name="ce76" table:formula="of:=IF([.E20]&gt;0;[.F20]/[.E20]-1.0014;([.F20]-[.E20]))" office:value-type="percentage" office:value="-0.387451817827014" calcext:value-type="percentage">
            <text:p>-38.75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38" calcext:value-type="percentage">
            <text:p>3.3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6" calcext:value-type="float">
            <text:p>2.26</text:p>
          </table:table-cell>
          <table:table-cell office:value-type="float" office:value="12.6" calcext:value-type="float">
            <text:p>12.60</text:p>
          </table:table-cell>
          <table:table-cell office:value-type="float" office:value="227.1" calcext:value-type="float">
            <text:p>227.10</text:p>
          </table:table-cell>
          <table:table-cell table:style-name="ce77" table:formula="of:=IF([.E21]&gt;0;[.F21]/[.E21]-1.0014;([.F21]-[.E21]))" office:value-type="percentage" office:value="0.0193768744354108" calcext:value-type="percentage">
            <text:p>1.94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7" calcext:value-type="percentage" table:number-columns-spanned="1" table:number-rows-spanned="2">
            <text:p>3.07%</text:p>
          </table:table-cell>
          <table:table-cell office:value-type="string" calcext:value-type="string">
            <text:p>思摩尔国际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94" calcext:value-type="float">
            <text:p>11.94</text:p>
          </table:table-cell>
          <table:table-cell office:value-type="float" office:value="43.74" calcext:value-type="float">
            <text:p>43.74</text:p>
          </table:table-cell>
          <table:table-cell office:value-type="float" office:value="738.1" calcext:value-type="float">
            <text:p>738.10</text:p>
          </table:table-cell>
          <table:table-cell table:style-name="ce78" table:formula="of:=IF([.E22]&gt;0;[.F22]/[.E22]-1.0014;([.F22]-[.E22]))" office:value-type="percentage" office:value="-0.51018347801045" calcext:value-type="percentage">
            <text:p>-51.02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59" calcext:value-type="float">
            <text:p>70.59</text:p>
          </table:table-cell>
          <table:table-cell office:value-type="float" office:value="14.34" calcext:value-type="float">
            <text:p>14.34</text:p>
          </table:table-cell>
          <table:table-cell office:value-type="float" office:value="5406" calcext:value-type="float">
            <text:p>5406.00</text:p>
          </table:table-cell>
          <table:table-cell table:style-name="ce78" table:formula="of:=IF([.E23]&gt;0;[.F23]/[.E23]-1.0014;([.F23]-[.E23]))" office:value-type="percentage" office:value="0.10572392447906" calcext:value-type="percentage">
            <text:p>10.57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4" calcext:value-type="percentage">
            <text:p>0.54%</text:p>
          </table:table-cell>
          <table:table-cell office:value-type="string" calcext:value-type="string">
            <text:p>生物股份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54" calcext:value-type="float">
            <text:p>6.54</text:p>
          </table:table-cell>
          <table:table-cell office:value-type="float" office:value="44.44" calcext:value-type="float">
            <text:p>44.44</text:p>
          </table:table-cell>
          <table:table-cell office:value-type="float" office:value="73.27" calcext:value-type="float">
            <text:p>73.27</text:p>
          </table:table-cell>
          <table:table-cell table:style-name="ce79" table:formula="of:=IF([.E24]&gt;0;[.F24]/[.E24]-1.0014;([.F24]-[.E24]))" office:value-type="percentage" office:value="-0.626288154725033" calcext:value-type="percentage">
            <text:p>-62.63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4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4" calcext:value-type="percentage">
            <text:p>0.94%</text:p>
          </table:table-cell>
          <table:table-cell office:value-type="string" calcext:value-type="string">
            <text:p>澳博控股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-</text:p>
          </table:table-cell>
          <table:table-cell office:value-type="float" office:value="169.7" calcext:value-type="float">
            <text:p>169.70</text:p>
          </table:table-cell>
          <table:table-cell table:style-name="ce80" table:formula="of:=IF([.E25]&gt;0;[.F25]/[.E25]-1.0014;([.F25]-[.E25]))" office:value-type="percentage" office:value="-0.570069915177766" calcext:value-type="percentage">
            <text:p>-57.01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4" calcext:value-type="percentage">
            <text:p>0.34%</text:p>
          </table:table-cell>
          <table:table-cell office:value-type="string" calcext:value-type="string">
            <text:p>降基绿能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-</text:p>
          </table:table-cell>
          <table:table-cell office:value-type="float" office:value="1224" calcext:value-type="float">
            <text:p>1224.00</text:p>
          </table:table-cell>
          <table:table-cell table:style-name="ce80" table:formula="of:=IF([.E26]&gt;0;[.F26]/[.E26]-1.0014;([.F26]-[.E26]))" office:value-type="percentage" office:value="-0.443258214706604" calcext:value-type="percentage">
            <text:p>-44.33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8" calcext:value-type="percentage" table:number-columns-spanned="1" table:number-rows-spanned="2">
            <text:p>2.18%</text:p>
          </table:table-cell>
          <table:table-cell office:value-type="string" calcext:value-type="string">
            <text:p>中石化冠德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6" calcext:value-type="float">
            <text:p>4.26</text:p>
          </table:table-cell>
          <table:table-cell table:style-name="ce52" office:value-type="float" office:value="8.54" calcext:value-type="float">
            <text:p>8.54</text:p>
          </table:table-cell>
          <table:table-cell office:value-type="float" office:value="105.9" calcext:value-type="float">
            <text:p>105.90</text:p>
          </table:table-cell>
          <table:table-cell table:style-name="ce101" table:formula="of:=IF([.E27]&gt;0;[.F27]/[.E27]-1.0014;([.F27]-[.E27]))" office:value-type="percentage" office:value="1.02620590195145" calcext:value-type="percentage">
            <text:p>102.6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6.948" calcext:value-type="float">
            <text:p>6.948</text:p>
          </table:table-cell>
          <table:table-cell office:value-type="float" office:value="4.27" calcext:value-type="float">
            <text:p>4.27</text:p>
          </table:table-cell>
          <table:table-cell table:style-name="ce52" office:value-type="float" office:value="14.44" calcext:value-type="float">
            <text:p>14.44</text:p>
          </table:table-cell>
          <table:table-cell office:value-type="float" office:value="99.06" calcext:value-type="float">
            <text:p>99.06</text:p>
          </table:table-cell>
          <table:table-cell table:style-name="ce101" table:formula="of:=IF([.E28]&gt;0;[.F28]/[.E28]-1.0014;([.F28]-[.E28]))" office:value-type="percentage" office:value="-0.386834657455383" calcext:value-type="percentage">
            <text:p>-38.68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62" calcext:value-type="float" table:number-columns-spanned="5" table:number-rows-spanned="1">
            <text:p>2.56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04" calcext:value-type="percentage" table:number-columns-spanned="5" table:number-rows-spanned="1">
            <text:p>0.4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29" calcext:value-type="percentage">
            <text:p>5.2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29" calcext:value-type="percentage">
            <text:p>5.29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7" calcext:value-type="float">
            <text:p>117.0000</text:p>
          </table:table-cell>
          <table:table-cell office:value-type="float" office:value="10.1" calcext:value-type="float">
            <text:p>10.10</text:p>
          </table:table-cell>
          <table:table-cell office:value-type="float" office:value="618.5" calcext:value-type="float">
            <text:p>618.50</text:p>
          </table:table-cell>
          <table:table-cell table:style-name="ce82" table:formula="of:=IF([.E32]&gt;0;[.F32]/[.E32]-1.0014;([.F32]-[.E32]))" office:value-type="percentage" office:value="0.179118419114308" calcext:value-type="percentage">
            <text:p>17.91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82" calcext:value-type="percentage">
            <text:p>1.82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82" calcext:value-type="percentage">
            <text:p>1.82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8.17" calcext:value-type="float">
            <text:p>8.1700</text:p>
          </table:table-cell>
          <table:table-cell office:value-type="float" office:value="7.79" calcext:value-type="float">
            <text:p>7.79</text:p>
          </table:table-cell>
          <table:table-cell office:value-type="float" office:value="14.03" calcext:value-type="float">
            <text:p>14.03</text:p>
          </table:table-cell>
          <table:table-cell table:formula="of:=IF([.E33]&gt;0;[.F33]/[.E33]-1.0014;([.F33]-[.E33]))" office:value-type="percentage" office:value="-0.146797489539749" calcext:value-type="percentage">
            <text:p>-14.68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21" calcext:value-type="percentage">
            <text:p>5.21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21" calcext:value-type="percentage">
            <text:p>5.21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82.9" calcext:value-type="float">
            <text:p>682.9000</text:p>
          </table:table-cell>
          <table:table-cell office:value-type="float" office:value="27.77" calcext:value-type="float">
            <text:p>27.77</text:p>
          </table:table-cell>
          <table:table-cell office:value-type="float" office:value="17300" calcext:value-type="float">
            <text:p>17300.00</text:p>
          </table:table-cell>
          <table:table-cell table:formula="of:=IF([.E34]&gt;0;[.F34]/[.E34]-1.0014;([.F34]-[.E34]))" office:value-type="percentage" office:value="2.82608785309262" calcext:value-type="percentage">
            <text:p>282.61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50.772380828858" calcext:value-type="float">
            <text:p>850.772</text:p>
          </table:table-cell>
          <table:table-cell table:formula="of:=IF([.F34]&lt;[.E34]*1.25; 0; [.J34]/1.25*0.92)" office:value-type="float" office:value="626.168472290039" calcext:value-type="float">
            <text:p>626.168</text:p>
          </table:table-cell>
          <table:table-cell office:value-type="float" office:value="626.168" calcext:value-type="float">
            <text:p>626.16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9" calcext:value-type="percentage">
            <text:p>0.59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9" calcext:value-type="percentage">
            <text:p>0.59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22.81" calcext:value-type="float">
            <text:p>22.8100</text:p>
          </table:table-cell>
          <table:table-cell office:value-type="string" calcext:value-type="string">
            <text:p>-</text:p>
          </table:table-cell>
          <table:table-cell office:value-type="float" office:value="95.06" calcext:value-type="float">
            <text:p>95.06</text:p>
          </table:table-cell>
          <table:table-cell table:formula="of:=IF([.E35]&gt;0;[.F35]/[.E35]-1.0014;([.F35]-[.E35]))" office:value-type="percentage" office:value="-0.326947013601419" calcext:value-type="percentage">
            <text:p>-32.69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127" calcext:value-type="percentage">
            <text:p>1.2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127" calcext:value-type="percentage">
            <text:p>1.27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20.85" calcext:value-type="float">
            <text:p>20.8500</text:p>
          </table:table-cell>
          <table:table-cell office:value-type="string" calcext:value-type="string">
            <text:p>-</text:p>
          </table:table-cell>
          <table:table-cell office:value-type="float" office:value="52.44" calcext:value-type="float">
            <text:p>52.44</text:p>
          </table:table-cell>
          <table:table-cell table:formula="of:=IF([.E36]&gt;0;[.F36]/[.E36]-1.0014;([.F36]-[.E36]))" office:value-type="percentage" office:value="1.18317282957189" calcext:value-type="percentage">
            <text:p>118.32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3.30126953125" calcext:value-type="float">
            <text:p>23.301</text:p>
          </table:table-cell>
          <table:table-cell table:formula="of:=IF([.F36]&lt;[.E36]*1.25; 0; [.J36]/1.25*0.92)" office:value-type="float" office:value="17.149734375" calcext:value-type="float">
            <text:p>17.150</text:p>
          </table:table-cell>
          <table:table-cell office:value-type="float" office:value="17.15" calcext:value-type="float">
            <text:p>17.15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342" calcext:value-type="percentage" table:number-columns-spanned="1" table:number-rows-spanned="3">
            <text:p>3.42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8" calcext:value-type="percentage">
            <text:p>0.28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1.61" calcext:value-type="float">
            <text:p>91.61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69564896031962" calcext:value-type="percentage">
            <text:p>-16.96%</text:p>
          </table:table-cell>
          <table:table-cell table:style-name="ce10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8"/>
          <table:table-cell table:style-name="ce27" office:value-type="string" calcext:value-type="string">
            <text:p>BABA</text:p>
          </table:table-cell>
          <table:table-cell office:value-type="percentage" office:value="0.0219" calcext:value-type="percentage">
            <text:p>2.19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143.62" calcext:value-type="float">
            <text:p>143.6200</text:p>
          </table:table-cell>
          <table:table-cell office:value-type="float" office:value="20.48" calcext:value-type="float">
            <text:p>20.48</text:p>
          </table:table-cell>
          <table:table-cell office:value-type="float" office:value="3415.43" calcext:value-type="float">
            <text:p>3415.43</text:p>
          </table:table-cell>
          <table:table-cell table:formula="of:=IF([.E38]&gt;0;[.F38]/[.E38]-1.0014;([.F38]-[.E38]))" office:value-type="percentage" office:value="0.594377777777778" calcext:value-type="percentage">
            <text:p>59.44%</text:p>
          </table:table-cell>
          <table:table-cell table:style-name="ce10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5.78125" calcext:value-type="float">
            <text:p>175.781</text:p>
          </table:table-cell>
          <table:table-cell table:formula="of:=IF([.F38]&lt;[.E38]*1.25; 0; [.J38]/1.25*0.92)" office:value-type="float" office:value="129.375" calcext:value-type="float">
            <text:p>129.375</text:p>
          </table:table-cell>
          <table:table-cell office:value-type="float" office:value="129.375" calcext:value-type="float">
            <text:p>129.375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5" calcext:value-type="percentage">
            <text:p>0.95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0" office:value-type="float" office:value="36.55" calcext:value-type="float">
            <text:p>36.55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420502353627699" calcext:value-type="percentage">
            <text:p>42.05%</text:p>
          </table:table-cell>
          <table:table-cell table:style-name="ce10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0.1640625" calcext:value-type="float">
            <text:p>40.164</text:p>
          </table:table-cell>
          <table:table-cell table:formula="of:=IF([.F39]&lt;[.E39]*1.25; 0; [.J39]/1.25*0.92)" office:value-type="float" office:value="29.56075" calcext:value-type="float">
            <text:p>29.561</text:p>
          </table:table-cell>
          <table:table-cell table:style-name="ce15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" calcext:value-type="percentage">
            <text:p>0.80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" calcext:value-type="percentage">
            <text:p>0.80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0.4" calcext:value-type="float">
            <text:p>20.4000</text:p>
          </table:table-cell>
          <table:table-cell office:value-type="float" office:value="9.74" calcext:value-type="float">
            <text:p>9.74</text:p>
          </table:table-cell>
          <table:table-cell office:value-type="float" office:value="56.39" calcext:value-type="float">
            <text:p>56.39</text:p>
          </table:table-cell>
          <table:table-cell table:formula="of:=IF([.E40]&gt;0;[.F40]/[.E40]-1.0014;([.F40]-[.E40]))" office:value-type="percentage" office:value="0.394235219265239" calcext:value-type="percentage">
            <text:p>39.42%</text:p>
          </table:table-cell>
          <table:table-cell table:style-name="ce10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formula="of:=IF([.F40]&lt;[.E40]*1.25; 0; [.J40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8" calcext:value-type="percentage">
            <text:p>0.68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8" calcext:value-type="percentage">
            <text:p>0.68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4.34" calcext:value-type="float">
            <text:p>4.3400</text:p>
          </table:table-cell>
          <table:table-cell office:value-type="float" office:value="6.65" calcext:value-type="float">
            <text:p>6.65</text:p>
          </table:table-cell>
          <table:table-cell office:value-type="float" office:value="50.8" calcext:value-type="float">
            <text:p>50.80</text:p>
          </table:table-cell>
          <table:table-cell table:formula="of:=IF([.E41]&gt;0;[.F41]/[.E41]-1.0014;([.F41]-[.E41]))" office:value-type="percentage" office:value="0.169642335608861" calcext:value-type="percentage">
            <text:p>16.96%</text:p>
          </table:table-cell>
          <table:table-cell table:style-name="ce10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4]" office:value-type="float" office:value="472024.825405" calcext:value-type="float">
            <text:p>472024.8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1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1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1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1">
            <calcext:condition calcext:apply-style-name="Good" calcext:value="&gt;[.E37] * 1.25" calcext:base-cell-address="Sheet1.J37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21:02:37.932960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2-22T21:30:01.788850224</dc:date>
    <meta:editing-duration>P7DT14H4M19S</meta:editing-duration>
    <meta:editing-cycles>770</meta:editing-cycles>
    <meta:generator>LibreOffice/24.2.7.2$Linux_X86_64 LibreOffice_project/420$Build-2</meta:generator>
    <meta:document-statistic meta:table-count="1" meta:cell-count="456" meta:object-count="0"/>
  </office:meta>
</office:document-meta>
</file>